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2">
            <text:p>Comparação entre algoritmos para verificar se é grafo conexo.</text:p>
            <text:p>Tempo em microssegundos.</text:p>
          </table:table-cell>
          <table:covered-table-cell table:number-columns-repeated="4"/>
          <table:table-cell table:style-name="ce5" office:value-type="string" calcext:value-type="string" table:number-columns-spanned="8" table:number-rows-spanned="14">
            <text:p>Observações:</text:p>
            <text:p/>
            <text:p>1 segundo = 1.000.000 microssegundos</text:p>
            <text:p/>
            <text:p>ConexoDFS possui complexidade O(n²)</text:p>
            <text:p>Conexo1For possui complexidade O(n³)</text:p>
            <text:p>Conexo2For possui complexidade O(n^4)</text:p>
            <text:p/>
            <text:p>Devido à complexidade de inserção de arestas aleatórias ser O(n²) e ela possuir constantes maiores</text:p>
            <text:p>a multiplicando comparada a ConexoDFS, ela acaba se tornando um gargalo de tempo maior na</text:p>
            <text:p>execução de testes do que a própria função ConexoDFS, dificultando testes maiores.</text:p>
            <text:p/>
            <text:p>Os testes não são precisos devido a outras variações de desempenho não facilmente controláveis</text:p>
            <text:p>seria necessário testar diversas vezes e calcular a média para um teste mais preciso, porém, com a</text:p>
            <text:p>maneira atual já fica clara a diferença de desempenho de cada algoritmo.</text:p>
            <text:p/>
          </table:table-cell>
          <table:covered-table-cell table:number-columns-repeated="7"/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1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um_Vertices:</text:p>
          </table:table-cell>
          <table:table-cell office:value-type="string" calcext:value-type="string">
            <text:p>Num_Arestas:</text:p>
          </table:table-cell>
          <table:table-cell office:value-type="string" calcext:value-type="string">
            <text:p>ConexoDFS:</text:p>
          </table:table-cell>
          <table:table-cell office:value-type="string" calcext:value-type="string">
            <text:p>Conexo1For:</text:p>
          </table:table-cell>
          <table:table-cell office:value-type="string" calcext:value-type="string">
            <text:p>Conexo2For: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232" calcext:value-type="float">
            <text:p>2.232</text:p>
          </table:table-cell>
          <table:table-cell table:style-name="ce4" office:value-type="float" office:value="25582" calcext:value-type="float">
            <text:p>25.582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01" calcext:value-type="float">
            <text:p>3.1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6336" calcext:value-type="float">
            <text:p>6.336</text:p>
          </table:table-cell>
          <table:table-cell table:style-name="ce4" office:value-type="float" office:value="85806" calcext:value-type="float">
            <text:p>85.806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7053" calcext:value-type="float">
            <text:p>7.05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8661" calcext:value-type="float">
            <text:p>8.661</text:p>
          </table:table-cell>
          <table:table-cell table:style-name="ce4" office:value-type="float" office:value="342905" calcext:value-type="float">
            <text:p>342.905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503" calcext:value-type="float">
            <text:p>12.503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22281" calcext:value-type="float">
            <text:p>22.281</text:p>
          </table:table-cell>
          <table:table-cell table:style-name="ce4" office:value-type="float" office:value="1018828" calcext:value-type="float">
            <text:p>1.018.828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649" calcext:value-type="float">
            <text:p>19.649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38534" calcext:value-type="float">
            <text:p>38.534</text:p>
          </table:table-cell>
          <table:table-cell table:style-name="ce4" office:value-type="float" office:value="2352899" calcext:value-type="float">
            <text:p>2.352.899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8346" calcext:value-type="float">
            <text:p>28.346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74463" calcext:value-type="float">
            <text:p>74.463</text:p>
          </table:table-cell>
          <table:table-cell table:style-name="ce4" office:value-type="float" office:value="5325010" calcext:value-type="float">
            <text:p>5.325.010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8542" calcext:value-type="float">
            <text:p>38.542</text:p>
          </table:table-cell>
          <table:table-cell table:style-name="ce4" office:value-type="float" office:value="1302" calcext:value-type="float">
            <text:p>1.302</text:p>
          </table:table-cell>
          <table:table-cell table:style-name="ce4" office:value-type="float" office:value="159721" calcext:value-type="float">
            <text:p>159.721</text:p>
          </table:table-cell>
          <table:table-cell table:style-name="ce4" office:value-type="float" office:value="14987488" calcext:value-type="float">
            <text:p>14.987.488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357" calcext:value-type="float">
            <text:p>50.357</text:p>
          </table:table-cell>
          <table:table-cell table:style-name="ce4" office:value-type="float" office:value="1814" calcext:value-type="float">
            <text:p>1.814</text:p>
          </table:table-cell>
          <table:table-cell table:style-name="ce4" office:value-type="float" office:value="245342" calcext:value-type="float">
            <text:p>245.342</text:p>
          </table:table-cell>
          <table:table-cell table:style-name="ce4" office:value-type="float" office:value="25080781" calcext:value-type="float">
            <text:p>25.080.781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63897" calcext:value-type="float">
            <text:p>63.897</text:p>
          </table:table-cell>
          <table:table-cell table:style-name="ce4" office:value-type="float" office:value="2147" calcext:value-type="float">
            <text:p>2.147</text:p>
          </table:table-cell>
          <table:table-cell table:style-name="ce4" office:value-type="float" office:value="338236" calcext:value-type="float">
            <text:p>338.236</text:p>
          </table:table-cell>
          <table:table-cell table:style-name="ce4" office:value-type="float" office:value="43056439" calcext:value-type="float">
            <text:p>43.056.439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78690" calcext:value-type="float">
            <text:p>78.690</text:p>
          </table:table-cell>
          <table:table-cell table:style-name="ce4" office:value-type="float" office:value="2682" calcext:value-type="float">
            <text:p>2.682</text:p>
          </table:table-cell>
          <table:table-cell table:style-name="ce4" office:value-type="float" office:value="487547" calcext:value-type="float">
            <text:p>487.547</text:p>
          </table:table-cell>
          <table:table-cell table:style-name="ce4" office:value-type="float" office:value="67232520" calcext:value-type="float">
            <text:p>67.232.520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float" office:value="10000" calcext:value-type="float">
            <text:p>10.000</text:p>
          </table:table-cell>
          <table:table-cell table:style-name="ce4" office:value-type="float" office:value="31598781" calcext:value-type="float">
            <text:p>31.598.781</text:p>
          </table:table-cell>
          <table:table-cell table:style-name="ce4" office:value-type="float" office:value="1060631" calcext:value-type="float">
            <text:p>1.060.631</text:p>
          </table:table-cell>
          <table:table-cell table:style-name="ce4" office:value-type="string" calcext:value-type="string">
            <text:p>+20min</text:p>
          </table:table-cell>
          <table:table-cell table:style-name="ce4"/>
          <table:covered-table-cell table:number-columns-repeated="8" table:style-name="ce1"/>
          <table:table-cell table:style-name="ce1" table:number-columns-repeated="1010"/>
        </table:table-row>
        <table:table-row table:style-name="ro1" table:number-rows-repeated="13">
          <table:table-cell table:style-name="ce1"/>
          <table:table-cell table:style-name="ce4" table:number-columns-repeated="5"/>
          <table:table-cell table:style-name="ce1"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51:39.771447791</meta:creation-date>
    <dc:date>2023-09-15T00:39:03.918756939</dc:date>
    <meta:editing-duration>PT17M2S</meta:editing-duration>
    <meta:editing-cycles>5</meta:editing-cycles>
    <meta:generator>LibreOffice/7.3.7.2$Linux_X86_64 LibreOffice_project/30$Build-2</meta:generator>
    <meta:document-statistic meta:table-count="1" meta:cell-count="61" meta:object-count="0"/>
  </office:meta>
</office:document-meta>
</file>